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5.92cm"/>
    </style:style>
    <style:style style:name="co3" style:family="table-column">
      <style:table-column-properties fo:break-before="auto" style:column-width="7.3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4" table:default-cell-style-name="ce1"/>
        <table:table-column table:style-name="co4" table:number-columns-repeated="569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Official website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table:number-columns-repeated="237"/>
        </table:table-row>
        <table:table-row table:style-name="ro1">
          <table:table-cell table:number-columns-repeated="3"/>
          <table:table-cell table:style-name="ce2" office:value-type="date" office:date-value="2026-01-01" calcext:value-type="date">
            <text:p>01/01/26</text:p>
          </table:table-cell>
          <table:table-cell table:style-name="ce2" office:value-type="date" office:date-value="2026-01-02" calcext:value-type="date">
            <text:p>02/01/26</text:p>
          </table:table-cell>
          <table:table-cell table:style-name="ce2" office:value-type="date" office:date-value="2026-01-03" calcext:value-type="date">
            <text:p>03/01/26</text:p>
          </table:table-cell>
          <table:table-cell table:style-name="ce2" office:value-type="date" office:date-value="2026-01-04" calcext:value-type="date">
            <text:p>04/01/26</text:p>
          </table:table-cell>
          <table:table-cell table:style-name="ce2" office:value-type="date" office:date-value="2026-01-05" calcext:value-type="date">
            <text:p>05/01/26</text:p>
          </table:table-cell>
          <table:table-cell table:style-name="ce2" office:value-type="date" office:date-value="2026-01-06" calcext:value-type="date">
            <text:p>06/01/26</text:p>
          </table:table-cell>
          <table:table-cell table:style-name="ce2" office:value-type="date" office:date-value="2026-01-07" calcext:value-type="date">
            <text:p>07/01/26</text:p>
          </table:table-cell>
          <table:table-cell table:style-name="ce2" office:value-type="date" office:date-value="2026-01-08" calcext:value-type="date">
            <text:p>08/01/26</text:p>
          </table:table-cell>
          <table:table-cell table:style-name="ce2" office:value-type="date" office:date-value="2026-01-09" calcext:value-type="date">
            <text:p>09/01/26</text:p>
          </table:table-cell>
          <table:table-cell table:style-name="ce2" office:value-type="date" office:date-value="2026-01-10" calcext:value-type="date">
            <text:p>10/01/26</text:p>
          </table:table-cell>
          <table:table-cell table:style-name="ce2" office:value-type="date" office:date-value="2026-01-11" calcext:value-type="date">
            <text:p>11/01/26</text:p>
          </table:table-cell>
          <table:table-cell table:style-name="ce2" office:value-type="date" office:date-value="2026-01-12" calcext:value-type="date">
            <text:p>12/01/26</text:p>
          </table:table-cell>
          <table:table-cell table:style-name="ce2" office:value-type="date" office:date-value="2026-01-13" calcext:value-type="date">
            <text:p>13/01/26</text:p>
          </table:table-cell>
          <table:table-cell table:style-name="ce2" office:value-type="date" office:date-value="2026-01-14" calcext:value-type="date">
            <text:p>14/01/26</text:p>
          </table:table-cell>
          <table:table-cell table:style-name="ce2" office:value-type="date" office:date-value="2026-01-15" calcext:value-type="date">
            <text:p>15/01/26</text:p>
          </table:table-cell>
          <table:table-cell table:style-name="ce2" office:value-type="date" office:date-value="2026-01-16" calcext:value-type="date">
            <text:p>16/01/26</text:p>
          </table:table-cell>
          <table:table-cell table:style-name="ce2" office:value-type="date" office:date-value="2026-01-17" calcext:value-type="date">
            <text:p>17/01/26</text:p>
          </table:table-cell>
          <table:table-cell table:style-name="ce2" office:value-type="date" office:date-value="2026-01-18" calcext:value-type="date">
            <text:p>18/01/26</text:p>
          </table:table-cell>
          <table:table-cell table:style-name="ce2" office:value-type="date" office:date-value="2026-01-19" calcext:value-type="date">
            <text:p>19/01/26</text:p>
          </table:table-cell>
          <table:table-cell table:style-name="ce2" office:value-type="date" office:date-value="2026-01-20" calcext:value-type="date">
            <text:p>20/01/26</text:p>
          </table:table-cell>
          <table:table-cell table:style-name="ce2" office:value-type="date" office:date-value="2026-01-21" calcext:value-type="date">
            <text:p>21/01/26</text:p>
          </table:table-cell>
          <table:table-cell table:style-name="ce2" office:value-type="date" office:date-value="2026-01-22" calcext:value-type="date">
            <text:p>22/01/26</text:p>
          </table:table-cell>
          <table:table-cell table:style-name="ce2" office:value-type="date" office:date-value="2026-01-23" calcext:value-type="date">
            <text:p>23/01/26</text:p>
          </table:table-cell>
          <table:table-cell table:style-name="ce2" office:value-type="date" office:date-value="2026-01-24" calcext:value-type="date">
            <text:p>24/01/26</text:p>
          </table:table-cell>
          <table:table-cell table:style-name="ce2" office:value-type="date" office:date-value="2026-01-25" calcext:value-type="date">
            <text:p>25/01/26</text:p>
          </table:table-cell>
          <table:table-cell table:style-name="ce2" office:value-type="date" office:date-value="2026-01-26" calcext:value-type="date">
            <text:p>26/01/26</text:p>
          </table:table-cell>
          <table:table-cell table:style-name="ce2" office:value-type="date" office:date-value="2026-01-27" calcext:value-type="date">
            <text:p>27/01/26</text:p>
          </table:table-cell>
          <table:table-cell table:style-name="ce2" office:value-type="date" office:date-value="2026-01-28" calcext:value-type="date">
            <text:p>28/01/26</text:p>
          </table:table-cell>
          <table:table-cell table:style-name="ce2" office:value-type="date" office:date-value="2026-01-29" calcext:value-type="date">
            <text:p>29/01/26</text:p>
          </table:table-cell>
          <table:table-cell table:style-name="ce2" office:value-type="date" office:date-value="2026-01-30" calcext:value-type="date">
            <text:p>30/01/26</text:p>
          </table:table-cell>
          <table:table-cell table:style-name="ce2" office:value-type="date" office:date-value="2026-01-31" calcext:value-type="date">
            <text:p>31/01/26</text:p>
          </table:table-cell>
          <table:table-cell table:style-name="ce2" office:value-type="date" office:date-value="2026-02-01" calcext:value-type="date">
            <text:p>01/02/26</text:p>
          </table:table-cell>
          <table:table-cell table:style-name="ce2" office:value-type="date" office:date-value="2026-02-02" calcext:value-type="date">
            <text:p>02/02/26</text:p>
          </table:table-cell>
          <table:table-cell table:style-name="ce2" office:value-type="date" office:date-value="2026-02-03" calcext:value-type="date">
            <text:p>03/02/26</text:p>
          </table:table-cell>
          <table:table-cell table:style-name="ce2" office:value-type="date" office:date-value="2026-02-04" calcext:value-type="date">
            <text:p>04/02/26</text:p>
          </table:table-cell>
          <table:table-cell table:style-name="ce2" office:value-type="date" office:date-value="2026-02-05" calcext:value-type="date">
            <text:p>05/02/26</text:p>
          </table:table-cell>
          <table:table-cell table:style-name="ce2" office:value-type="date" office:date-value="2026-02-06" calcext:value-type="date">
            <text:p>06/02/26</text:p>
          </table:table-cell>
          <table:table-cell table:style-name="ce2" office:value-type="date" office:date-value="2026-02-07" calcext:value-type="date">
            <text:p>07/02/26</text:p>
          </table:table-cell>
          <table:table-cell table:style-name="ce2" office:value-type="date" office:date-value="2026-02-08" calcext:value-type="date">
            <text:p>08/02/26</text:p>
          </table:table-cell>
          <table:table-cell table:style-name="ce2" office:value-type="date" office:date-value="2026-02-09" calcext:value-type="date">
            <text:p>09/02/26</text:p>
          </table:table-cell>
          <table:table-cell table:style-name="ce2" office:value-type="date" office:date-value="2026-02-10" calcext:value-type="date">
            <text:p>10/02/26</text:p>
          </table:table-cell>
          <table:table-cell table:style-name="ce2" office:value-type="date" office:date-value="2026-02-11" calcext:value-type="date">
            <text:p>11/02/26</text:p>
          </table:table-cell>
          <table:table-cell table:style-name="ce2" office:value-type="date" office:date-value="2026-02-12" calcext:value-type="date">
            <text:p>12/02/26</text:p>
          </table:table-cell>
          <table:table-cell table:style-name="ce2" office:value-type="date" office:date-value="2026-02-13" calcext:value-type="date">
            <text:p>13/02/26</text:p>
          </table:table-cell>
          <table:table-cell table:style-name="ce2" office:value-type="date" office:date-value="2026-02-14" calcext:value-type="date">
            <text:p>14/02/26</text:p>
          </table:table-cell>
          <table:table-cell table:style-name="ce2" office:value-type="date" office:date-value="2026-02-15" calcext:value-type="date">
            <text:p>15/02/26</text:p>
          </table:table-cell>
          <table:table-cell table:style-name="ce2" office:value-type="date" office:date-value="2026-02-16" calcext:value-type="date">
            <text:p>16/02/26</text:p>
          </table:table-cell>
          <table:table-cell table:style-name="ce2" office:value-type="date" office:date-value="2026-02-17" calcext:value-type="date">
            <text:p>17/02/26</text:p>
          </table:table-cell>
          <table:table-cell table:style-name="ce2" office:value-type="date" office:date-value="2026-02-18" calcext:value-type="date">
            <text:p>18/02/26</text:p>
          </table:table-cell>
          <table:table-cell table:style-name="ce2" office:value-type="date" office:date-value="2026-02-19" calcext:value-type="date">
            <text:p>19/02/26</text:p>
          </table:table-cell>
          <table:table-cell table:style-name="ce2" office:value-type="date" office:date-value="2026-02-20" calcext:value-type="date">
            <text:p>20/02/26</text:p>
          </table:table-cell>
          <table:table-cell table:style-name="ce2" office:value-type="date" office:date-value="2026-02-21" calcext:value-type="date">
            <text:p>21/02/26</text:p>
          </table:table-cell>
          <table:table-cell table:style-name="ce2" office:value-type="date" office:date-value="2026-02-22" calcext:value-type="date">
            <text:p>22/02/26</text:p>
          </table:table-cell>
          <table:table-cell table:style-name="ce2" office:value-type="date" office:date-value="2026-02-23" calcext:value-type="date">
            <text:p>23/02/26</text:p>
          </table:table-cell>
          <table:table-cell table:style-name="ce2" office:value-type="date" office:date-value="2026-02-24" calcext:value-type="date">
            <text:p>24/02/26</text:p>
          </table:table-cell>
          <table:table-cell table:style-name="ce2" office:value-type="date" office:date-value="2026-02-25" calcext:value-type="date">
            <text:p>25/02/26</text:p>
          </table:table-cell>
          <table:table-cell table:style-name="ce2" office:value-type="date" office:date-value="2026-02-26" calcext:value-type="date">
            <text:p>26/02/26</text:p>
          </table:table-cell>
          <table:table-cell table:style-name="ce2" office:value-type="date" office:date-value="2026-02-27" calcext:value-type="date">
            <text:p>27/02/26</text:p>
          </table:table-cell>
          <table:table-cell table:style-name="ce2" office:value-type="date" office:date-value="2026-02-28" calcext:value-type="date">
            <text:p>28/02/26</text:p>
          </table:table-cell>
          <table:table-cell table:style-name="ce2" office:value-type="date" office:date-value="2026-03-01" calcext:value-type="date">
            <text:p>01/03/26</text:p>
          </table:table-cell>
          <table:table-cell table:style-name="ce2" office:value-type="date" office:date-value="2026-03-02" calcext:value-type="date">
            <text:p>02/03/26</text:p>
          </table:table-cell>
          <table:table-cell table:style-name="ce2" office:value-type="date" office:date-value="2026-03-03" calcext:value-type="date">
            <text:p>03/03/26</text:p>
          </table:table-cell>
          <table:table-cell table:style-name="ce2" office:value-type="date" office:date-value="2026-03-04" calcext:value-type="date">
            <text:p>04/03/26</text:p>
          </table:table-cell>
          <table:table-cell table:style-name="ce2" office:value-type="date" office:date-value="2026-03-05" calcext:value-type="date">
            <text:p>05/03/26</text:p>
          </table:table-cell>
          <table:table-cell table:style-name="ce2" office:value-type="date" office:date-value="2026-03-06" calcext:value-type="date">
            <text:p>06/03/26</text:p>
          </table:table-cell>
          <table:table-cell table:style-name="ce2" office:value-type="date" office:date-value="2026-03-07" calcext:value-type="date">
            <text:p>07/03/26</text:p>
          </table:table-cell>
          <table:table-cell table:style-name="ce2" office:value-type="date" office:date-value="2026-03-08" calcext:value-type="date">
            <text:p>08/03/26</text:p>
          </table:table-cell>
          <table:table-cell table:style-name="ce2" office:value-type="date" office:date-value="2026-03-09" calcext:value-type="date">
            <text:p>09/03/26</text:p>
          </table:table-cell>
          <table:table-cell table:style-name="ce2" office:value-type="date" office:date-value="2026-03-10" calcext:value-type="date">
            <text:p>10/03/26</text:p>
          </table:table-cell>
          <table:table-cell table:style-name="ce2" office:value-type="date" office:date-value="2026-03-11" calcext:value-type="date">
            <text:p>11/03/26</text:p>
          </table:table-cell>
          <table:table-cell table:style-name="ce2" office:value-type="date" office:date-value="2026-03-12" calcext:value-type="date">
            <text:p>12/03/26</text:p>
          </table:table-cell>
          <table:table-cell table:style-name="ce2" office:value-type="date" office:date-value="2026-03-13" calcext:value-type="date">
            <text:p>13/03/26</text:p>
          </table:table-cell>
          <table:table-cell table:style-name="ce2" office:value-type="date" office:date-value="2026-03-14" calcext:value-type="date">
            <text:p>14/03/26</text:p>
          </table:table-cell>
          <table:table-cell table:style-name="ce2" office:value-type="date" office:date-value="2026-03-15" calcext:value-type="date">
            <text:p>15/03/26</text:p>
          </table:table-cell>
          <table:table-cell table:style-name="ce2" office:value-type="date" office:date-value="2026-03-16" calcext:value-type="date">
            <text:p>16/03/26</text:p>
          </table:table-cell>
          <table:table-cell table:style-name="ce2" office:value-type="date" office:date-value="2026-03-17" calcext:value-type="date">
            <text:p>17/03/26</text:p>
          </table:table-cell>
          <table:table-cell table:style-name="ce2" office:value-type="date" office:date-value="2026-03-18" calcext:value-type="date">
            <text:p>18/03/26</text:p>
          </table:table-cell>
          <table:table-cell table:style-name="ce2" office:value-type="date" office:date-value="2026-03-19" calcext:value-type="date">
            <text:p>19/03/26</text:p>
          </table:table-cell>
          <table:table-cell table:style-name="ce2" office:value-type="date" office:date-value="2026-03-20" calcext:value-type="date">
            <text:p>20/03/26</text:p>
          </table:table-cell>
          <table:table-cell table:style-name="ce2" office:value-type="date" office:date-value="2026-03-21" calcext:value-type="date">
            <text:p>21/03/26</text:p>
          </table:table-cell>
          <table:table-cell table:style-name="ce2" office:value-type="date" office:date-value="2026-03-22" calcext:value-type="date">
            <text:p>22/03/26</text:p>
          </table:table-cell>
          <table:table-cell table:style-name="ce2" office:value-type="date" office:date-value="2026-03-23" calcext:value-type="date">
            <text:p>23/03/26</text:p>
          </table:table-cell>
          <table:table-cell table:style-name="ce2" office:value-type="date" office:date-value="2026-03-24" calcext:value-type="date">
            <text:p>24/03/26</text:p>
          </table:table-cell>
          <table:table-cell table:style-name="ce2" office:value-type="date" office:date-value="2026-03-25" calcext:value-type="date">
            <text:p>25/03/26</text:p>
          </table:table-cell>
          <table:table-cell table:style-name="ce2" office:value-type="date" office:date-value="2026-03-26" calcext:value-type="date">
            <text:p>26/03/26</text:p>
          </table:table-cell>
          <table:table-cell table:style-name="ce2" office:value-type="date" office:date-value="2026-03-27" calcext:value-type="date">
            <text:p>27/03/26</text:p>
          </table:table-cell>
          <table:table-cell table:style-name="ce2" office:value-type="date" office:date-value="2026-03-28" calcext:value-type="date">
            <text:p>28/03/26</text:p>
          </table:table-cell>
          <table:table-cell table:style-name="ce2" office:value-type="date" office:date-value="2026-03-29" calcext:value-type="date">
            <text:p>29/03/26</text:p>
          </table:table-cell>
          <table:table-cell table:style-name="ce2" office:value-type="date" office:date-value="2026-03-30" calcext:value-type="date">
            <text:p>30/03/26</text:p>
          </table:table-cell>
          <table:table-cell table:style-name="ce2" office:value-type="date" office:date-value="2026-03-31" calcext:value-type="date">
            <text:p>31/03/26</text:p>
          </table:table-cell>
          <table:table-cell table:style-name="ce2" office:value-type="date" office:date-value="2026-04-01" calcext:value-type="date">
            <text:p>01/04/26</text:p>
          </table:table-cell>
          <table:table-cell table:style-name="ce2" office:value-type="date" office:date-value="2026-04-02" calcext:value-type="date">
            <text:p>02/04/26</text:p>
          </table:table-cell>
          <table:table-cell table:style-name="ce2" office:value-type="date" office:date-value="2026-04-03" calcext:value-type="date">
            <text:p>03/04/26</text:p>
          </table:table-cell>
          <table:table-cell table:style-name="ce2" office:value-type="date" office:date-value="2026-04-04" calcext:value-type="date">
            <text:p>04/04/26</text:p>
          </table:table-cell>
          <table:table-cell table:style-name="ce2" office:value-type="date" office:date-value="2026-04-05" calcext:value-type="date">
            <text:p>05/04/26</text:p>
          </table:table-cell>
          <table:table-cell table:style-name="ce2" office:value-type="date" office:date-value="2026-04-06" calcext:value-type="date">
            <text:p>06/04/26</text:p>
          </table:table-cell>
          <table:table-cell table:style-name="ce2" office:value-type="date" office:date-value="2026-04-07" calcext:value-type="date">
            <text:p>07/04/26</text:p>
          </table:table-cell>
          <table:table-cell table:style-name="ce2" office:value-type="date" office:date-value="2026-04-08" calcext:value-type="date">
            <text:p>08/04/26</text:p>
          </table:table-cell>
          <table:table-cell table:style-name="ce2" office:value-type="date" office:date-value="2026-04-09" calcext:value-type="date">
            <text:p>09/04/26</text:p>
          </table:table-cell>
          <table:table-cell table:style-name="ce2" office:value-type="date" office:date-value="2026-04-10" calcext:value-type="date">
            <text:p>10/04/26</text:p>
          </table:table-cell>
          <table:table-cell table:style-name="ce2" office:value-type="date" office:date-value="2026-04-11" calcext:value-type="date">
            <text:p>11/04/26</text:p>
          </table:table-cell>
          <table:table-cell table:style-name="ce2" office:value-type="date" office:date-value="2026-04-12" calcext:value-type="date">
            <text:p>12/04/26</text:p>
          </table:table-cell>
          <table:table-cell table:style-name="ce2" office:value-type="date" office:date-value="2026-04-13" calcext:value-type="date">
            <text:p>13/04/26</text:p>
          </table:table-cell>
          <table:table-cell table:style-name="ce2" office:value-type="date" office:date-value="2026-04-14" calcext:value-type="date">
            <text:p>14/04/26</text:p>
          </table:table-cell>
          <table:table-cell table:style-name="ce2" office:value-type="date" office:date-value="2026-04-15" calcext:value-type="date">
            <text:p>15/04/26</text:p>
          </table:table-cell>
          <table:table-cell table:style-name="ce2" office:value-type="date" office:date-value="2026-04-16" calcext:value-type="date">
            <text:p>16/04/26</text:p>
          </table:table-cell>
          <table:table-cell table:style-name="ce2" office:value-type="date" office:date-value="2026-04-17" calcext:value-type="date">
            <text:p>17/04/26</text:p>
          </table:table-cell>
          <table:table-cell table:style-name="ce2" office:value-type="date" office:date-value="2026-04-18" calcext:value-type="date">
            <text:p>18/04/26</text:p>
          </table:table-cell>
          <table:table-cell table:style-name="ce2" office:value-type="date" office:date-value="2026-04-19" calcext:value-type="date">
            <text:p>19/04/26</text:p>
          </table:table-cell>
          <table:table-cell table:style-name="ce2" office:value-type="date" office:date-value="2026-04-20" calcext:value-type="date">
            <text:p>20/04/26</text:p>
          </table:table-cell>
          <table:table-cell table:style-name="ce2" office:value-type="date" office:date-value="2026-04-21" calcext:value-type="date">
            <text:p>21/04/26</text:p>
          </table:table-cell>
          <table:table-cell table:style-name="ce2" office:value-type="date" office:date-value="2026-04-22" calcext:value-type="date">
            <text:p>22/04/26</text:p>
          </table:table-cell>
          <table:table-cell table:style-name="ce2" office:value-type="date" office:date-value="2026-04-23" calcext:value-type="date">
            <text:p>23/04/26</text:p>
          </table:table-cell>
          <table:table-cell table:style-name="ce2" office:value-type="date" office:date-value="2026-04-24" calcext:value-type="date">
            <text:p>24/04/26</text:p>
          </table:table-cell>
          <table:table-cell table:style-name="ce2" office:value-type="date" office:date-value="2026-04-25" calcext:value-type="date">
            <text:p>25/04/26</text:p>
          </table:table-cell>
          <table:table-cell table:style-name="ce2" office:value-type="date" office:date-value="2026-04-26" calcext:value-type="date">
            <text:p>26/04/26</text:p>
          </table:table-cell>
          <table:table-cell table:style-name="ce2" office:value-type="date" office:date-value="2026-04-27" calcext:value-type="date">
            <text:p>27/04/26</text:p>
          </table:table-cell>
          <table:table-cell table:style-name="ce2" office:value-type="date" office:date-value="2026-04-28" calcext:value-type="date">
            <text:p>28/04/26</text:p>
          </table:table-cell>
          <table:table-cell table:style-name="ce2" office:value-type="date" office:date-value="2026-04-29" calcext:value-type="date">
            <text:p>29/04/26</text:p>
          </table:table-cell>
          <table:table-cell table:style-name="ce2" office:value-type="date" office:date-value="2026-04-30" calcext:value-type="date">
            <text:p>30/04/26</text:p>
          </table:table-cell>
          <table:table-cell table:style-name="ce2" office:value-type="date" office:date-value="2026-05-01" calcext:value-type="date">
            <text:p>01/05/26</text:p>
          </table:table-cell>
          <table:table-cell table:style-name="ce2" office:value-type="date" office:date-value="2026-05-02" calcext:value-type="date">
            <text:p>02/05/26</text:p>
          </table:table-cell>
          <table:table-cell table:style-name="ce2" office:value-type="date" office:date-value="2026-05-03" calcext:value-type="date">
            <text:p>03/05/26</text:p>
          </table:table-cell>
          <table:table-cell table:style-name="ce2" office:value-type="date" office:date-value="2026-05-04" calcext:value-type="date">
            <text:p>04/05/26</text:p>
          </table:table-cell>
          <table:table-cell table:style-name="ce2" office:value-type="date" office:date-value="2026-05-05" calcext:value-type="date">
            <text:p>05/05/26</text:p>
          </table:table-cell>
          <table:table-cell table:style-name="ce2" office:value-type="date" office:date-value="2026-05-06" calcext:value-type="date">
            <text:p>06/05/26</text:p>
          </table:table-cell>
          <table:table-cell table:style-name="ce2" office:value-type="date" office:date-value="2026-05-07" calcext:value-type="date">
            <text:p>07/05/26</text:p>
          </table:table-cell>
          <table:table-cell table:style-name="ce2" office:value-type="date" office:date-value="2026-05-08" calcext:value-type="date">
            <text:p>08/05/26</text:p>
          </table:table-cell>
          <table:table-cell table:style-name="ce2" office:value-type="date" office:date-value="2026-05-09" calcext:value-type="date">
            <text:p>09/05/26</text:p>
          </table:table-cell>
          <table:table-cell table:style-name="ce2" office:value-type="date" office:date-value="2026-05-10" calcext:value-type="date">
            <text:p>10/05/26</text:p>
          </table:table-cell>
          <table:table-cell table:style-name="ce2" office:value-type="date" office:date-value="2026-05-11" calcext:value-type="date">
            <text:p>11/05/26</text:p>
          </table:table-cell>
          <table:table-cell table:style-name="ce2" office:value-type="date" office:date-value="2026-05-12" calcext:value-type="date">
            <text:p>12/05/26</text:p>
          </table:table-cell>
          <table:table-cell table:style-name="ce2" office:value-type="date" office:date-value="2026-05-13" calcext:value-type="date">
            <text:p>13/05/26</text:p>
          </table:table-cell>
          <table:table-cell table:style-name="ce2" office:value-type="date" office:date-value="2026-05-14" calcext:value-type="date">
            <text:p>14/05/26</text:p>
          </table:table-cell>
          <table:table-cell table:style-name="ce2" office:value-type="date" office:date-value="2026-05-15" calcext:value-type="date">
            <text:p>15/05/26</text:p>
          </table:table-cell>
          <table:table-cell table:style-name="ce2" office:value-type="date" office:date-value="2026-05-16" calcext:value-type="date">
            <text:p>16/05/26</text:p>
          </table:table-cell>
          <table:table-cell table:style-name="ce2" office:value-type="date" office:date-value="2026-05-17" calcext:value-type="date">
            <text:p>17/05/26</text:p>
          </table:table-cell>
          <table:table-cell table:style-name="ce2" office:value-type="date" office:date-value="2026-05-18" calcext:value-type="date">
            <text:p>18/05/26</text:p>
          </table:table-cell>
          <table:table-cell table:style-name="ce2" office:value-type="date" office:date-value="2026-05-19" calcext:value-type="date">
            <text:p>19/05/26</text:p>
          </table:table-cell>
          <table:table-cell table:style-name="ce2" office:value-type="date" office:date-value="2026-05-20" calcext:value-type="date">
            <text:p>20/05/26</text:p>
          </table:table-cell>
          <table:table-cell table:style-name="ce2" office:value-type="date" office:date-value="2026-05-21" calcext:value-type="date">
            <text:p>21/05/26</text:p>
          </table:table-cell>
          <table:table-cell table:style-name="ce2" office:value-type="date" office:date-value="2026-05-22" calcext:value-type="date">
            <text:p>22/05/26</text:p>
          </table:table-cell>
          <table:table-cell table:style-name="ce2" office:value-type="date" office:date-value="2026-05-23" calcext:value-type="date">
            <text:p>23/05/26</text:p>
          </table:table-cell>
          <table:table-cell table:style-name="ce2" office:value-type="date" office:date-value="2026-05-24" calcext:value-type="date">
            <text:p>24/05/26</text:p>
          </table:table-cell>
          <table:table-cell table:style-name="ce2" office:value-type="date" office:date-value="2026-05-25" calcext:value-type="date">
            <text:p>25/05/26</text:p>
          </table:table-cell>
          <table:table-cell table:style-name="ce2" office:value-type="date" office:date-value="2026-05-26" calcext:value-type="date">
            <text:p>26/05/26</text:p>
          </table:table-cell>
          <table:table-cell table:style-name="ce2" office:value-type="date" office:date-value="2026-05-27" calcext:value-type="date">
            <text:p>27/05/26</text:p>
          </table:table-cell>
          <table:table-cell table:style-name="ce2" office:value-type="date" office:date-value="2026-05-28" calcext:value-type="date">
            <text:p>28/05/26</text:p>
          </table:table-cell>
          <table:table-cell table:style-name="ce2" office:value-type="date" office:date-value="2026-05-29" calcext:value-type="date">
            <text:p>29/05/26</text:p>
          </table:table-cell>
          <table:table-cell table:style-name="ce2" office:value-type="date" office:date-value="2026-05-30" calcext:value-type="date">
            <text:p>30/05/26</text:p>
          </table:table-cell>
          <table:table-cell table:style-name="ce2" office:value-type="date" office:date-value="2026-05-31" calcext:value-type="date">
            <text:p>31/05/26</text:p>
          </table:table-cell>
          <table:table-cell table:style-name="ce2" office:value-type="date" office:date-value="2026-06-01" calcext:value-type="date">
            <text:p>01/06/26</text:p>
          </table:table-cell>
          <table:table-cell table:style-name="ce2" office:value-type="date" office:date-value="2026-06-02" calcext:value-type="date">
            <text:p>02/06/26</text:p>
          </table:table-cell>
          <table:table-cell table:style-name="ce2" office:value-type="date" office:date-value="2026-06-03" calcext:value-type="date">
            <text:p>03/06/26</text:p>
          </table:table-cell>
          <table:table-cell table:style-name="ce2" office:value-type="date" office:date-value="2026-06-04" calcext:value-type="date">
            <text:p>04/06/26</text:p>
          </table:table-cell>
          <table:table-cell table:style-name="ce2" office:value-type="date" office:date-value="2026-06-05" calcext:value-type="date">
            <text:p>05/06/26</text:p>
          </table:table-cell>
          <table:table-cell table:style-name="ce2" office:value-type="date" office:date-value="2026-06-06" calcext:value-type="date">
            <text:p>06/06/26</text:p>
          </table:table-cell>
          <table:table-cell table:style-name="ce2" office:value-type="date" office:date-value="2026-06-07" calcext:value-type="date">
            <text:p>07/06/26</text:p>
          </table:table-cell>
          <table:table-cell table:style-name="ce2" office:value-type="date" office:date-value="2026-06-08" calcext:value-type="date">
            <text:p>08/06/26</text:p>
          </table:table-cell>
          <table:table-cell table:style-name="ce2" office:value-type="date" office:date-value="2026-06-09" calcext:value-type="date">
            <text:p>09/06/26</text:p>
          </table:table-cell>
          <table:table-cell table:style-name="ce2" office:value-type="date" office:date-value="2026-06-10" calcext:value-type="date">
            <text:p>10/06/26</text:p>
          </table:table-cell>
          <table:table-cell table:style-name="ce2" office:value-type="date" office:date-value="2026-06-11" calcext:value-type="date">
            <text:p>11/06/26</text:p>
          </table:table-cell>
          <table:table-cell table:style-name="ce2" office:value-type="date" office:date-value="2026-06-12" calcext:value-type="date">
            <text:p>12/06/26</text:p>
          </table:table-cell>
          <table:table-cell table:style-name="ce2" office:value-type="date" office:date-value="2026-06-13" calcext:value-type="date">
            <text:p>13/06/26</text:p>
          </table:table-cell>
          <table:table-cell table:style-name="ce2" office:value-type="date" office:date-value="2026-06-14" calcext:value-type="date">
            <text:p>14/06/26</text:p>
          </table:table-cell>
          <table:table-cell table:style-name="ce2" office:value-type="date" office:date-value="2026-06-15" calcext:value-type="date">
            <text:p>15/06/26</text:p>
          </table:table-cell>
          <table:table-cell table:style-name="ce2" office:value-type="date" office:date-value="2026-06-16" calcext:value-type="date">
            <text:p>16/06/26</text:p>
          </table:table-cell>
          <table:table-cell table:style-name="ce2" office:value-type="date" office:date-value="2026-06-17" calcext:value-type="date">
            <text:p>17/06/26</text:p>
          </table:table-cell>
          <table:table-cell table:style-name="ce2" office:value-type="date" office:date-value="2026-06-18" calcext:value-type="date">
            <text:p>18/06/26</text:p>
          </table:table-cell>
          <table:table-cell table:style-name="ce2" office:value-type="date" office:date-value="2026-06-19" calcext:value-type="date">
            <text:p>19/06/26</text:p>
          </table:table-cell>
          <table:table-cell table:style-name="ce2" office:value-type="date" office:date-value="2026-06-20" calcext:value-type="date">
            <text:p>20/06/26</text:p>
          </table:table-cell>
          <table:table-cell table:style-name="ce2" office:value-type="date" office:date-value="2026-06-21" calcext:value-type="date">
            <text:p>21/06/26</text:p>
          </table:table-cell>
          <table:table-cell table:style-name="ce2" office:value-type="date" office:date-value="2026-06-22" calcext:value-type="date">
            <text:p>22/06/26</text:p>
          </table:table-cell>
          <table:table-cell table:style-name="ce2" office:value-type="date" office:date-value="2026-06-23" calcext:value-type="date">
            <text:p>23/06/26</text:p>
          </table:table-cell>
          <table:table-cell table:style-name="ce2" office:value-type="date" office:date-value="2026-06-24" calcext:value-type="date">
            <text:p>24/06/26</text:p>
          </table:table-cell>
          <table:table-cell table:style-name="ce2" office:value-type="date" office:date-value="2026-06-25" calcext:value-type="date">
            <text:p>25/06/26</text:p>
          </table:table-cell>
          <table:table-cell table:style-name="ce2" office:value-type="date" office:date-value="2026-06-26" calcext:value-type="date">
            <text:p>26/06/26</text:p>
          </table:table-cell>
          <table:table-cell table:style-name="ce2" office:value-type="date" office:date-value="2026-06-27" calcext:value-type="date">
            <text:p>27/06/26</text:p>
          </table:table-cell>
          <table:table-cell table:style-name="ce2" office:value-type="date" office:date-value="2026-06-28" calcext:value-type="date">
            <text:p>28/06/26</text:p>
          </table:table-cell>
          <table:table-cell table:style-name="ce2" office:value-type="date" office:date-value="2026-06-29" calcext:value-type="date">
            <text:p>29/06/26</text:p>
          </table:table-cell>
          <table:table-cell table:style-name="ce2" office:value-type="date" office:date-value="2026-06-30" calcext:value-type="date">
            <text:p>30/06/26</text:p>
          </table:table-cell>
          <table:table-cell table:style-name="ce2" office:value-type="date" office:date-value="2026-07-01" calcext:value-type="date">
            <text:p>01/07/26</text:p>
          </table:table-cell>
          <table:table-cell table:style-name="ce2" office:value-type="date" office:date-value="2026-07-02" calcext:value-type="date">
            <text:p>02/07/26</text:p>
          </table:table-cell>
          <table:table-cell table:style-name="ce2" office:value-type="date" office:date-value="2026-07-03" calcext:value-type="date">
            <text:p>03/07/26</text:p>
          </table:table-cell>
          <table:table-cell table:style-name="ce2" office:value-type="date" office:date-value="2026-07-04" calcext:value-type="date">
            <text:p>04/07/26</text:p>
          </table:table-cell>
          <table:table-cell table:style-name="ce2" office:value-type="date" office:date-value="2026-07-05" calcext:value-type="date">
            <text:p>05/07/26</text:p>
          </table:table-cell>
          <table:table-cell table:style-name="ce2" office:value-type="date" office:date-value="2026-07-06" calcext:value-type="date">
            <text:p>06/07/26</text:p>
          </table:table-cell>
          <table:table-cell table:style-name="ce2" office:value-type="date" office:date-value="2026-07-07" calcext:value-type="date">
            <text:p>07/07/26</text:p>
          </table:table-cell>
          <table:table-cell table:style-name="ce2" office:value-type="date" office:date-value="2026-07-08" calcext:value-type="date">
            <text:p>08/07/26</text:p>
          </table:table-cell>
          <table:table-cell table:style-name="ce2" office:value-type="date" office:date-value="2026-07-09" calcext:value-type="date">
            <text:p>09/07/26</text:p>
          </table:table-cell>
          <table:table-cell table:style-name="ce2" office:value-type="date" office:date-value="2026-07-10" calcext:value-type="date">
            <text:p>10/07/26</text:p>
          </table:table-cell>
          <table:table-cell table:style-name="ce2" office:value-type="date" office:date-value="2026-07-11" calcext:value-type="date">
            <text:p>11/07/26</text:p>
          </table:table-cell>
          <table:table-cell table:style-name="ce2" office:value-type="date" office:date-value="2026-07-12" calcext:value-type="date">
            <text:p>12/07/26</text:p>
          </table:table-cell>
          <table:table-cell table:style-name="ce2" office:value-type="date" office:date-value="2026-07-13" calcext:value-type="date">
            <text:p>13/07/26</text:p>
          </table:table-cell>
          <table:table-cell table:style-name="ce2" office:value-type="date" office:date-value="2026-07-14" calcext:value-type="date">
            <text:p>14/07/26</text:p>
          </table:table-cell>
          <table:table-cell table:style-name="ce2" office:value-type="date" office:date-value="2026-07-15" calcext:value-type="date">
            <text:p>15/07/26</text:p>
          </table:table-cell>
          <table:table-cell table:style-name="ce2" office:value-type="date" office:date-value="2026-07-16" calcext:value-type="date">
            <text:p>16/07/26</text:p>
          </table:table-cell>
          <table:table-cell table:style-name="ce2" office:value-type="date" office:date-value="2026-07-17" calcext:value-type="date">
            <text:p>17/07/26</text:p>
          </table:table-cell>
          <table:table-cell table:style-name="ce2" office:value-type="date" office:date-value="2026-07-18" calcext:value-type="date">
            <text:p>18/07/26</text:p>
          </table:table-cell>
          <table:table-cell table:style-name="ce2" office:value-type="date" office:date-value="2026-07-19" calcext:value-type="date">
            <text:p>19/07/26</text:p>
          </table:table-cell>
          <table:table-cell table:style-name="ce2" office:value-type="date" office:date-value="2026-07-20" calcext:value-type="date">
            <text:p>20/07/26</text:p>
          </table:table-cell>
          <table:table-cell table:style-name="ce2" office:value-type="date" office:date-value="2026-07-21" calcext:value-type="date">
            <text:p>21/07/26</text:p>
          </table:table-cell>
          <table:table-cell table:style-name="ce2" office:value-type="date" office:date-value="2026-07-22" calcext:value-type="date">
            <text:p>22/07/26</text:p>
          </table:table-cell>
          <table:table-cell table:style-name="ce2" office:value-type="date" office:date-value="2026-07-23" calcext:value-type="date">
            <text:p>23/07/26</text:p>
          </table:table-cell>
          <table:table-cell table:style-name="ce2" office:value-type="date" office:date-value="2026-07-24" calcext:value-type="date">
            <text:p>24/07/26</text:p>
          </table:table-cell>
          <table:table-cell table:style-name="ce2" office:value-type="date" office:date-value="2026-07-25" calcext:value-type="date">
            <text:p>25/07/26</text:p>
          </table:table-cell>
          <table:table-cell table:style-name="ce2" office:value-type="date" office:date-value="2026-07-26" calcext:value-type="date">
            <text:p>26/07/26</text:p>
          </table:table-cell>
          <table:table-cell table:style-name="ce2" office:value-type="date" office:date-value="2026-07-27" calcext:value-type="date">
            <text:p>27/07/26</text:p>
          </table:table-cell>
          <table:table-cell table:style-name="ce2" office:value-type="date" office:date-value="2026-07-28" calcext:value-type="date">
            <text:p>28/07/26</text:p>
          </table:table-cell>
          <table:table-cell table:style-name="ce2" office:value-type="date" office:date-value="2026-07-29" calcext:value-type="date">
            <text:p>29/07/26</text:p>
          </table:table-cell>
          <table:table-cell table:style-name="ce2" office:value-type="date" office:date-value="2026-07-30" calcext:value-type="date">
            <text:p>30/07/26</text:p>
          </table:table-cell>
          <table:table-cell table:style-name="ce2" office:value-type="date" office:date-value="2026-07-31" calcext:value-type="date">
            <text:p>31/07/26</text:p>
          </table:table-cell>
          <table:table-cell table:style-name="ce2" office:value-type="date" office:date-value="2026-08-01" calcext:value-type="date">
            <text:p>01/08/26</text:p>
          </table:table-cell>
          <table:table-cell table:style-name="ce2" office:value-type="date" office:date-value="2026-08-02" calcext:value-type="date">
            <text:p>02/08/26</text:p>
          </table:table-cell>
          <table:table-cell table:style-name="ce2" office:value-type="date" office:date-value="2026-08-03" calcext:value-type="date">
            <text:p>03/08/26</text:p>
          </table:table-cell>
          <table:table-cell table:style-name="ce2" office:value-type="date" office:date-value="2026-08-04" calcext:value-type="date">
            <text:p>04/08/26</text:p>
          </table:table-cell>
          <table:table-cell table:style-name="ce2" office:value-type="date" office:date-value="2026-08-05" calcext:value-type="date">
            <text:p>05/08/26</text:p>
          </table:table-cell>
          <table:table-cell table:style-name="ce2" office:value-type="date" office:date-value="2026-08-06" calcext:value-type="date">
            <text:p>06/08/26</text:p>
          </table:table-cell>
          <table:table-cell table:style-name="ce2" office:value-type="date" office:date-value="2026-08-07" calcext:value-type="date">
            <text:p>07/08/26</text:p>
          </table:table-cell>
          <table:table-cell table:style-name="ce2" office:value-type="date" office:date-value="2026-08-08" calcext:value-type="date">
            <text:p>08/08/26</text:p>
          </table:table-cell>
          <table:table-cell table:style-name="ce2" office:value-type="date" office:date-value="2026-08-09" calcext:value-type="date">
            <text:p>09/08/26</text:p>
          </table:table-cell>
          <table:table-cell table:style-name="ce2" office:value-type="date" office:date-value="2026-08-10" calcext:value-type="date">
            <text:p>10/08/26</text:p>
          </table:table-cell>
          <table:table-cell table:style-name="ce2" office:value-type="date" office:date-value="2026-08-11" calcext:value-type="date">
            <text:p>11/08/26</text:p>
          </table:table-cell>
          <table:table-cell table:style-name="ce2" office:value-type="date" office:date-value="2026-08-12" calcext:value-type="date">
            <text:p>12/08/26</text:p>
          </table:table-cell>
          <table:table-cell table:style-name="ce2" office:value-type="date" office:date-value="2026-08-13" calcext:value-type="date">
            <text:p>13/08/26</text:p>
          </table:table-cell>
          <table:table-cell table:style-name="ce2" office:value-type="date" office:date-value="2026-08-14" calcext:value-type="date">
            <text:p>14/08/26</text:p>
          </table:table-cell>
          <table:table-cell table:style-name="ce2" office:value-type="date" office:date-value="2026-08-15" calcext:value-type="date">
            <text:p>15/08/26</text:p>
          </table:table-cell>
          <table:table-cell table:style-name="ce2" office:value-type="date" office:date-value="2026-08-16" calcext:value-type="date">
            <text:p>16/08/26</text:p>
          </table:table-cell>
          <table:table-cell table:style-name="ce2" office:value-type="date" office:date-value="2026-08-17" calcext:value-type="date">
            <text:p>17/08/26</text:p>
          </table:table-cell>
          <table:table-cell table:style-name="ce2" office:value-type="date" office:date-value="2026-08-18" calcext:value-type="date">
            <text:p>18/08/26</text:p>
          </table:table-cell>
          <table:table-cell table:style-name="ce2" office:value-type="date" office:date-value="2026-08-19" calcext:value-type="date">
            <text:p>19/08/26</text:p>
          </table:table-cell>
          <table:table-cell table:style-name="ce2" office:value-type="date" office:date-value="2026-08-20" calcext:value-type="date">
            <text:p>20/08/26</text:p>
          </table:table-cell>
          <table:table-cell table:style-name="ce2" office:value-type="date" office:date-value="2026-08-21" calcext:value-type="date">
            <text:p>21/08/26</text:p>
          </table:table-cell>
          <table:table-cell table:style-name="ce2" office:value-type="date" office:date-value="2026-08-22" calcext:value-type="date">
            <text:p>22/08/26</text:p>
          </table:table-cell>
          <table:table-cell table:style-name="ce2" office:value-type="date" office:date-value="2026-08-23" calcext:value-type="date">
            <text:p>23/08/26</text:p>
          </table:table-cell>
          <table:table-cell table:style-name="ce2" office:value-type="date" office:date-value="2026-08-24" calcext:value-type="date">
            <text:p>24/08/26</text:p>
          </table:table-cell>
          <table:table-cell table:style-name="ce2" office:value-type="date" office:date-value="2026-08-25" calcext:value-type="date">
            <text:p>25/08/26</text:p>
          </table:table-cell>
          <table:table-cell table:style-name="ce2" office:value-type="date" office:date-value="2026-08-26" calcext:value-type="date">
            <text:p>26/08/26</text:p>
          </table:table-cell>
          <table:table-cell table:style-name="ce2" office:value-type="date" office:date-value="2026-08-27" calcext:value-type="date">
            <text:p>27/08/26</text:p>
          </table:table-cell>
          <table:table-cell table:style-name="ce2" office:value-type="date" office:date-value="2026-08-28" calcext:value-type="date">
            <text:p>28/08/26</text:p>
          </table:table-cell>
          <table:table-cell table:style-name="ce2" office:value-type="date" office:date-value="2026-08-29" calcext:value-type="date">
            <text:p>29/08/26</text:p>
          </table:table-cell>
          <table:table-cell table:style-name="ce2" office:value-type="date" office:date-value="2026-08-30" calcext:value-type="date">
            <text:p>30/08/26</text:p>
          </table:table-cell>
          <table:table-cell table:style-name="ce2" office:value-type="date" office:date-value="2026-08-31" calcext:value-type="date">
            <text:p>31/08/26</text:p>
          </table:table-cell>
          <table:table-cell table:style-name="ce2" office:value-type="date" office:date-value="2026-09-01" calcext:value-type="date">
            <text:p>01/09/26</text:p>
          </table:table-cell>
          <table:table-cell table:style-name="ce2" office:value-type="date" office:date-value="2026-09-02" calcext:value-type="date">
            <text:p>02/09/26</text:p>
          </table:table-cell>
          <table:table-cell table:style-name="ce2" office:value-type="date" office:date-value="2026-09-03" calcext:value-type="date">
            <text:p>03/09/26</text:p>
          </table:table-cell>
          <table:table-cell table:style-name="ce2" office:value-type="date" office:date-value="2026-09-04" calcext:value-type="date">
            <text:p>04/09/26</text:p>
          </table:table-cell>
          <table:table-cell table:style-name="ce2" office:value-type="date" office:date-value="2026-09-05" calcext:value-type="date">
            <text:p>05/09/26</text:p>
          </table:table-cell>
          <table:table-cell table:style-name="ce2" office:value-type="date" office:date-value="2026-09-06" calcext:value-type="date">
            <text:p>06/09/26</text:p>
          </table:table-cell>
          <table:table-cell table:style-name="ce2" office:value-type="date" office:date-value="2026-09-07" calcext:value-type="date">
            <text:p>07/09/26</text:p>
          </table:table-cell>
          <table:table-cell table:style-name="ce2" office:value-type="date" office:date-value="2026-09-08" calcext:value-type="date">
            <text:p>08/09/26</text:p>
          </table:table-cell>
          <table:table-cell table:style-name="ce2" office:value-type="date" office:date-value="2026-09-09" calcext:value-type="date">
            <text:p>09/09/26</text:p>
          </table:table-cell>
          <table:table-cell table:style-name="ce2" office:value-type="date" office:date-value="2026-09-10" calcext:value-type="date">
            <text:p>10/09/26</text:p>
          </table:table-cell>
          <table:table-cell table:style-name="ce2" office:value-type="date" office:date-value="2026-09-11" calcext:value-type="date">
            <text:p>11/09/26</text:p>
          </table:table-cell>
          <table:table-cell table:style-name="ce2" office:value-type="date" office:date-value="2026-09-12" calcext:value-type="date">
            <text:p>12/09/26</text:p>
          </table:table-cell>
          <table:table-cell table:style-name="ce2" office:value-type="date" office:date-value="2026-09-13" calcext:value-type="date">
            <text:p>13/09/26</text:p>
          </table:table-cell>
          <table:table-cell table:style-name="ce2" office:value-type="date" office:date-value="2026-09-14" calcext:value-type="date">
            <text:p>14/09/26</text:p>
          </table:table-cell>
          <table:table-cell table:style-name="ce2" office:value-type="date" office:date-value="2026-09-15" calcext:value-type="date">
            <text:p>15/09/26</text:p>
          </table:table-cell>
          <table:table-cell table:style-name="ce2" office:value-type="date" office:date-value="2026-09-16" calcext:value-type="date">
            <text:p>16/09/26</text:p>
          </table:table-cell>
          <table:table-cell table:style-name="ce2" office:value-type="date" office:date-value="2026-09-17" calcext:value-type="date">
            <text:p>17/09/26</text:p>
          </table:table-cell>
          <table:table-cell table:style-name="ce2" office:value-type="date" office:date-value="2026-09-18" calcext:value-type="date">
            <text:p>18/09/26</text:p>
          </table:table-cell>
          <table:table-cell table:style-name="ce2" office:value-type="date" office:date-value="2026-09-19" calcext:value-type="date">
            <text:p>19/09/26</text:p>
          </table:table-cell>
          <table:table-cell table:style-name="ce2" office:value-type="date" office:date-value="2026-09-20" calcext:value-type="date">
            <text:p>20/09/26</text:p>
          </table:table-cell>
          <table:table-cell table:style-name="ce2" office:value-type="date" office:date-value="2026-09-21" calcext:value-type="date">
            <text:p>21/09/26</text:p>
          </table:table-cell>
          <table:table-cell table:style-name="ce2" office:value-type="date" office:date-value="2026-09-22" calcext:value-type="date">
            <text:p>22/09/26</text:p>
          </table:table-cell>
          <table:table-cell table:style-name="ce2" office:value-type="date" office:date-value="2026-09-23" calcext:value-type="date">
            <text:p>23/09/26</text:p>
          </table:table-cell>
          <table:table-cell table:style-name="ce2" office:value-type="date" office:date-value="2026-09-24" calcext:value-type="date">
            <text:p>24/09/26</text:p>
          </table:table-cell>
          <table:table-cell table:style-name="ce2" office:value-type="date" office:date-value="2026-09-25" calcext:value-type="date">
            <text:p>25/09/26</text:p>
          </table:table-cell>
          <table:table-cell table:style-name="ce2" office:value-type="date" office:date-value="2026-09-26" calcext:value-type="date">
            <text:p>26/09/26</text:p>
          </table:table-cell>
          <table:table-cell table:style-name="ce2" office:value-type="date" office:date-value="2026-09-27" calcext:value-type="date">
            <text:p>27/09/26</text:p>
          </table:table-cell>
          <table:table-cell table:style-name="ce2" office:value-type="date" office:date-value="2026-09-28" calcext:value-type="date">
            <text:p>28/09/26</text:p>
          </table:table-cell>
          <table:table-cell table:style-name="ce2" office:value-type="date" office:date-value="2026-09-29" calcext:value-type="date">
            <text:p>29/09/26</text:p>
          </table:table-cell>
          <table:table-cell table:style-name="ce2" office:value-type="date" office:date-value="2026-09-30" calcext:value-type="date">
            <text:p>30/09/26</text:p>
          </table:table-cell>
          <table:table-cell table:style-name="ce2" office:value-type="date" office:date-value="2026-10-01" calcext:value-type="date">
            <text:p>01/10/26</text:p>
          </table:table-cell>
          <table:table-cell table:style-name="ce2" office:value-type="date" office:date-value="2026-10-02" calcext:value-type="date">
            <text:p>02/10/26</text:p>
          </table:table-cell>
          <table:table-cell table:style-name="ce2" office:value-type="date" office:date-value="2026-10-03" calcext:value-type="date">
            <text:p>03/10/26</text:p>
          </table:table-cell>
          <table:table-cell table:style-name="ce2" office:value-type="date" office:date-value="2026-10-04" calcext:value-type="date">
            <text:p>04/10/26</text:p>
          </table:table-cell>
          <table:table-cell table:style-name="ce2" office:value-type="date" office:date-value="2026-10-05" calcext:value-type="date">
            <text:p>05/10/26</text:p>
          </table:table-cell>
          <table:table-cell table:style-name="ce2" office:value-type="date" office:date-value="2026-10-06" calcext:value-type="date">
            <text:p>06/10/26</text:p>
          </table:table-cell>
          <table:table-cell table:style-name="ce2" office:value-type="date" office:date-value="2026-10-07" calcext:value-type="date">
            <text:p>07/10/26</text:p>
          </table:table-cell>
          <table:table-cell table:style-name="ce2" office:value-type="date" office:date-value="2026-10-08" calcext:value-type="date">
            <text:p>08/10/26</text:p>
          </table:table-cell>
          <table:table-cell table:style-name="ce2" office:value-type="date" office:date-value="2026-10-09" calcext:value-type="date">
            <text:p>09/10/26</text:p>
          </table:table-cell>
          <table:table-cell table:style-name="ce2" office:value-type="date" office:date-value="2026-10-10" calcext:value-type="date">
            <text:p>10/10/26</text:p>
          </table:table-cell>
          <table:table-cell table:style-name="ce2" office:value-type="date" office:date-value="2026-10-11" calcext:value-type="date">
            <text:p>11/10/26</text:p>
          </table:table-cell>
          <table:table-cell table:style-name="ce2" office:value-type="date" office:date-value="2026-10-12" calcext:value-type="date">
            <text:p>12/10/26</text:p>
          </table:table-cell>
          <table:table-cell table:style-name="ce2" office:value-type="date" office:date-value="2026-10-13" calcext:value-type="date">
            <text:p>13/10/26</text:p>
          </table:table-cell>
          <table:table-cell table:style-name="ce2" office:value-type="date" office:date-value="2026-10-14" calcext:value-type="date">
            <text:p>14/10/26</text:p>
          </table:table-cell>
          <table:table-cell table:style-name="ce2" office:value-type="date" office:date-value="2026-10-15" calcext:value-type="date">
            <text:p>15/10/26</text:p>
          </table:table-cell>
          <table:table-cell table:style-name="ce2" office:value-type="date" office:date-value="2026-10-16" calcext:value-type="date">
            <text:p>16/10/26</text:p>
          </table:table-cell>
          <table:table-cell table:style-name="ce2" office:value-type="date" office:date-value="2026-10-17" calcext:value-type="date">
            <text:p>17/10/26</text:p>
          </table:table-cell>
          <table:table-cell table:style-name="ce2" office:value-type="date" office:date-value="2026-10-18" calcext:value-type="date">
            <text:p>18/10/26</text:p>
          </table:table-cell>
          <table:table-cell table:style-name="ce2" office:value-type="date" office:date-value="2026-10-19" calcext:value-type="date">
            <text:p>19/10/26</text:p>
          </table:table-cell>
          <table:table-cell table:style-name="ce2" office:value-type="date" office:date-value="2026-10-20" calcext:value-type="date">
            <text:p>20/10/26</text:p>
          </table:table-cell>
          <table:table-cell table:style-name="ce2" office:value-type="date" office:date-value="2026-10-21" calcext:value-type="date">
            <text:p>21/10/26</text:p>
          </table:table-cell>
          <table:table-cell table:style-name="ce2" office:value-type="date" office:date-value="2026-10-22" calcext:value-type="date">
            <text:p>22/10/26</text:p>
          </table:table-cell>
          <table:table-cell table:style-name="ce2" office:value-type="date" office:date-value="2026-10-23" calcext:value-type="date">
            <text:p>23/10/26</text:p>
          </table:table-cell>
          <table:table-cell table:style-name="ce2" office:value-type="date" office:date-value="2026-10-24" calcext:value-type="date">
            <text:p>24/10/26</text:p>
          </table:table-cell>
          <table:table-cell table:style-name="ce2" office:value-type="date" office:date-value="2026-10-25" calcext:value-type="date">
            <text:p>25/10/26</text:p>
          </table:table-cell>
          <table:table-cell table:style-name="ce2" office:value-type="date" office:date-value="2026-10-26" calcext:value-type="date">
            <text:p>26/10/26</text:p>
          </table:table-cell>
          <table:table-cell table:style-name="ce2" office:value-type="date" office:date-value="2026-10-27" calcext:value-type="date">
            <text:p>27/10/26</text:p>
          </table:table-cell>
          <table:table-cell table:style-name="ce2" office:value-type="date" office:date-value="2026-10-28" calcext:value-type="date">
            <text:p>28/10/26</text:p>
          </table:table-cell>
          <table:table-cell table:style-name="ce2" office:value-type="date" office:date-value="2026-10-29" calcext:value-type="date">
            <text:p>29/10/26</text:p>
          </table:table-cell>
          <table:table-cell table:style-name="ce2" office:value-type="date" office:date-value="2026-10-30" calcext:value-type="date">
            <text:p>30/10/26</text:p>
          </table:table-cell>
          <table:table-cell table:style-name="ce2" office:value-type="date" office:date-value="2026-10-31" calcext:value-type="date">
            <text:p>31/10/26</text:p>
          </table:table-cell>
          <table:table-cell table:style-name="ce2" office:value-type="date" office:date-value="2026-11-01" calcext:value-type="date">
            <text:p>01/11/26</text:p>
          </table:table-cell>
          <table:table-cell table:style-name="ce2" office:value-type="date" office:date-value="2026-11-02" calcext:value-type="date">
            <text:p>02/11/26</text:p>
          </table:table-cell>
          <table:table-cell table:style-name="ce2" office:value-type="date" office:date-value="2026-11-03" calcext:value-type="date">
            <text:p>03/11/26</text:p>
          </table:table-cell>
          <table:table-cell table:style-name="ce2" office:value-type="date" office:date-value="2026-11-04" calcext:value-type="date">
            <text:p>04/11/26</text:p>
          </table:table-cell>
          <table:table-cell table:style-name="ce2" office:value-type="date" office:date-value="2026-11-05" calcext:value-type="date">
            <text:p>05/11/26</text:p>
          </table:table-cell>
          <table:table-cell table:style-name="ce2" office:value-type="date" office:date-value="2026-11-06" calcext:value-type="date">
            <text:p>06/11/26</text:p>
          </table:table-cell>
          <table:table-cell table:style-name="ce2" office:value-type="date" office:date-value="2026-11-07" calcext:value-type="date">
            <text:p>07/11/26</text:p>
          </table:table-cell>
          <table:table-cell table:style-name="ce2" office:value-type="date" office:date-value="2026-11-08" calcext:value-type="date">
            <text:p>08/11/26</text:p>
          </table:table-cell>
          <table:table-cell table:style-name="ce2" office:value-type="date" office:date-value="2026-11-09" calcext:value-type="date">
            <text:p>09/11/26</text:p>
          </table:table-cell>
          <table:table-cell table:style-name="ce2" office:value-type="date" office:date-value="2026-11-10" calcext:value-type="date">
            <text:p>10/11/26</text:p>
          </table:table-cell>
          <table:table-cell table:style-name="ce2" office:value-type="date" office:date-value="2026-11-11" calcext:value-type="date">
            <text:p>11/11/26</text:p>
          </table:table-cell>
          <table:table-cell table:style-name="ce2" office:value-type="date" office:date-value="2026-11-12" calcext:value-type="date">
            <text:p>12/11/26</text:p>
          </table:table-cell>
          <table:table-cell table:style-name="ce2" office:value-type="date" office:date-value="2026-11-13" calcext:value-type="date">
            <text:p>13/11/26</text:p>
          </table:table-cell>
          <table:table-cell table:style-name="ce2" office:value-type="date" office:date-value="2026-11-14" calcext:value-type="date">
            <text:p>14/11/26</text:p>
          </table:table-cell>
          <table:table-cell table:style-name="ce2" office:value-type="date" office:date-value="2026-11-15" calcext:value-type="date">
            <text:p>15/11/26</text:p>
          </table:table-cell>
          <table:table-cell table:style-name="ce2" office:value-type="date" office:date-value="2026-11-16" calcext:value-type="date">
            <text:p>16/11/26</text:p>
          </table:table-cell>
          <table:table-cell table:style-name="ce2" office:value-type="date" office:date-value="2026-11-17" calcext:value-type="date">
            <text:p>17/11/26</text:p>
          </table:table-cell>
          <table:table-cell table:style-name="ce2" office:value-type="date" office:date-value="2026-11-18" calcext:value-type="date">
            <text:p>18/11/26</text:p>
          </table:table-cell>
          <table:table-cell table:style-name="ce2" office:value-type="date" office:date-value="2026-11-19" calcext:value-type="date">
            <text:p>19/11/26</text:p>
          </table:table-cell>
          <table:table-cell table:style-name="ce2" office:value-type="date" office:date-value="2026-11-20" calcext:value-type="date">
            <text:p>20/11/26</text:p>
          </table:table-cell>
          <table:table-cell table:style-name="ce2" office:value-type="date" office:date-value="2026-11-21" calcext:value-type="date">
            <text:p>21/11/26</text:p>
          </table:table-cell>
          <table:table-cell table:style-name="ce2" office:value-type="date" office:date-value="2026-11-22" calcext:value-type="date">
            <text:p>22/11/26</text:p>
          </table:table-cell>
          <table:table-cell table:style-name="ce2" office:value-type="date" office:date-value="2026-11-23" calcext:value-type="date">
            <text:p>23/11/26</text:p>
          </table:table-cell>
          <table:table-cell table:style-name="ce2" office:value-type="date" office:date-value="2026-11-24" calcext:value-type="date">
            <text:p>24/11/26</text:p>
          </table:table-cell>
          <table:table-cell table:style-name="ce2" office:value-type="date" office:date-value="2026-11-25" calcext:value-type="date">
            <text:p>25/11/26</text:p>
          </table:table-cell>
          <table:table-cell table:style-name="ce2" office:value-type="date" office:date-value="2026-11-26" calcext:value-type="date">
            <text:p>26/11/26</text:p>
          </table:table-cell>
          <table:table-cell table:style-name="ce2" office:value-type="date" office:date-value="2026-11-27" calcext:value-type="date">
            <text:p>27/11/26</text:p>
          </table:table-cell>
          <table:table-cell table:style-name="ce2" office:value-type="date" office:date-value="2026-11-28" calcext:value-type="date">
            <text:p>28/11/26</text:p>
          </table:table-cell>
          <table:table-cell table:style-name="ce2" office:value-type="date" office:date-value="2026-11-29" calcext:value-type="date">
            <text:p>29/11/26</text:p>
          </table:table-cell>
          <table:table-cell table:style-name="ce2" office:value-type="date" office:date-value="2026-11-30" calcext:value-type="date">
            <text:p>30/11/26</text:p>
          </table:table-cell>
          <table:table-cell table:style-name="ce2" office:value-type="date" office:date-value="2026-12-01" calcext:value-type="date">
            <text:p>01/12/26</text:p>
          </table:table-cell>
          <table:table-cell table:style-name="ce2" office:value-type="date" office:date-value="2026-12-02" calcext:value-type="date">
            <text:p>02/12/26</text:p>
          </table:table-cell>
          <table:table-cell table:style-name="ce2" office:value-type="date" office:date-value="2026-12-03" calcext:value-type="date">
            <text:p>03/12/26</text:p>
          </table:table-cell>
          <table:table-cell table:style-name="ce2" office:value-type="date" office:date-value="2026-12-04" calcext:value-type="date">
            <text:p>04/12/26</text:p>
          </table:table-cell>
          <table:table-cell table:style-name="ce2" office:value-type="date" office:date-value="2026-12-05" calcext:value-type="date">
            <text:p>05/12/26</text:p>
          </table:table-cell>
          <table:table-cell table:style-name="ce2" office:value-type="date" office:date-value="2026-12-06" calcext:value-type="date">
            <text:p>06/12/26</text:p>
          </table:table-cell>
          <table:table-cell table:style-name="ce2" office:value-type="date" office:date-value="2026-12-07" calcext:value-type="date">
            <text:p>07/12/26</text:p>
          </table:table-cell>
          <table:table-cell table:style-name="ce2" office:value-type="date" office:date-value="2026-12-08" calcext:value-type="date">
            <text:p>08/12/26</text:p>
          </table:table-cell>
          <table:table-cell table:style-name="ce2" office:value-type="date" office:date-value="2026-12-09" calcext:value-type="date">
            <text:p>09/12/26</text:p>
          </table:table-cell>
          <table:table-cell table:style-name="ce2" office:value-type="date" office:date-value="2026-12-10" calcext:value-type="date">
            <text:p>10/12/26</text:p>
          </table:table-cell>
          <table:table-cell table:style-name="ce2" office:value-type="date" office:date-value="2026-12-11" calcext:value-type="date">
            <text:p>11/12/26</text:p>
          </table:table-cell>
          <table:table-cell table:style-name="ce2" office:value-type="date" office:date-value="2026-12-12" calcext:value-type="date">
            <text:p>12/12/26</text:p>
          </table:table-cell>
          <table:table-cell table:style-name="ce2" office:value-type="date" office:date-value="2026-12-13" calcext:value-type="date">
            <text:p>13/12/26</text:p>
          </table:table-cell>
          <table:table-cell table:style-name="ce2" office:value-type="date" office:date-value="2026-12-14" calcext:value-type="date">
            <text:p>14/12/26</text:p>
          </table:table-cell>
          <table:table-cell table:style-name="ce2" office:value-type="date" office:date-value="2026-12-15" calcext:value-type="date">
            <text:p>15/12/26</text:p>
          </table:table-cell>
          <table:table-cell table:style-name="ce2" office:value-type="date" office:date-value="2026-12-16" calcext:value-type="date">
            <text:p>16/12/26</text:p>
          </table:table-cell>
          <table:table-cell table:style-name="ce2" office:value-type="date" office:date-value="2026-12-17" calcext:value-type="date">
            <text:p>17/12/26</text:p>
          </table:table-cell>
          <table:table-cell table:style-name="ce2" office:value-type="date" office:date-value="2026-12-18" calcext:value-type="date">
            <text:p>18/12/26</text:p>
          </table:table-cell>
          <table:table-cell table:style-name="ce2" office:value-type="date" office:date-value="2026-12-19" calcext:value-type="date">
            <text:p>19/12/26</text:p>
          </table:table-cell>
          <table:table-cell table:style-name="ce2" office:value-type="date" office:date-value="2026-12-20" calcext:value-type="date">
            <text:p>20/12/26</text:p>
          </table:table-cell>
          <table:table-cell table:style-name="ce2" office:value-type="date" office:date-value="2026-12-21" calcext:value-type="date">
            <text:p>21/12/26</text:p>
          </table:table-cell>
          <table:table-cell table:style-name="ce2" office:value-type="date" office:date-value="2026-12-22" calcext:value-type="date">
            <text:p>22/12/26</text:p>
          </table:table-cell>
          <table:table-cell table:style-name="ce2" office:value-type="date" office:date-value="2026-12-23" calcext:value-type="date">
            <text:p>23/12/26</text:p>
          </table:table-cell>
          <table:table-cell table:style-name="ce2" office:value-type="date" office:date-value="2026-12-24" calcext:value-type="date">
            <text:p>24/12/26</text:p>
          </table:table-cell>
          <table:table-cell table:style-name="ce2" office:value-type="date" office:date-value="2026-12-25" calcext:value-type="date">
            <text:p>25/12/26</text:p>
          </table:table-cell>
          <table:table-cell table:style-name="ce2" office:value-type="date" office:date-value="2026-12-26" calcext:value-type="date">
            <text:p>26/12/26</text:p>
          </table:table-cell>
          <table:table-cell table:style-name="ce2" office:value-type="date" office:date-value="2026-12-27" calcext:value-type="date">
            <text:p>27/12/26</text:p>
          </table:table-cell>
          <table:table-cell table:style-name="ce2" office:value-type="date" office:date-value="2026-12-28" calcext:value-type="date">
            <text:p>28/12/26</text:p>
          </table:table-cell>
          <table:table-cell table:style-name="ce2" office:value-type="date" office:date-value="2026-12-29" calcext:value-type="date">
            <text:p>29/12/26</text:p>
          </table:table-cell>
          <table:table-cell table:style-name="ce2" office:value-type="date" office:date-value="2026-12-30" calcext:value-type="date">
            <text:p>30/12/26</text:p>
          </table:table-cell>
          <table:table-cell table:style-name="ce2" office:value-type="date" office:date-value="2026-12-31" calcext:value-type="date">
            <text:p>31/12/26</text:p>
          </table:table-cell>
          <table:table-cell table:style-name="ce2" table:number-columns-repeated="237"/>
        </table:table-row>
        <table:table-row table:style-name="ro1">
          <table:table-cell/>
          <table:table-cell office:value-type="string" calcext:value-type="string">
            <text:p>Afghanista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Angol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Beni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Bosnia &amp; Herzegovin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Botswan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Burkina Faso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Burundi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Cameroo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Cape Verde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Central African Republic 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Chad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Comoros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Czech Republic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Democratic Republic of the Congo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Djibouti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Eritre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Eswatini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Gabo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Gamb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Guinea-Bissau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Ira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string" calcext:value-type="string">
            <text:p>https://www.citizensinformation.ie/en/employment/employment-rights-and-conditions/leave-and-holidays/public-holidays/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Ivory Coast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Kosovo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Lesotho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Liby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Malawi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Mali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Mozambique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Niger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North Macedon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Palestine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Republic of the Congo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Rwand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aint Helen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ao Tome &amp; Principe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ierra Leone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omal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outh Suda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Syr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Tanzan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Togo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Ugand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https://www.gov.uk/bank-holidays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Uzbekista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Yemen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Zambia</text:p>
          </table:table-cell>
          <table:table-cell table:number-columns-repeated="603"/>
        </table:table-row>
        <table:table-row table:style-name="ro1">
          <table:table-cell/>
          <table:table-cell office:value-type="string" calcext:value-type="string">
            <text:p>Zimbabwe</text:p>
          </table:table-cell>
          <table:table-cell table:number-columns-repeated="603"/>
        </table:table-row>
        <table:table-row table:style-name="ro1" table:number-rows-repeated="1048454">
          <table:table-cell table:number-columns-repeated="605"/>
        </table:table-row>
        <table:table-row table:style-name="ro1">
          <table:table-cell table:number-columns-repeated="605"/>
        </table:table-row>
      </table:table>
      <table:named-expressions/>
      <table:database-ranges>
        <table:database-range table:name="__Anonymous_Sheet_DB__0" table:target-range-address="Sheet1.A1:Sheet1.C12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6:45:56.1367725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7:13.788177415</meta:creation-date>
    <meta:generator>LibreOffice/25.8.4.2$Linux_X86_64 LibreOffice_project/580$Build-2</meta:generator>
    <dc:date>2026-01-28T17:01:27.187838966</dc:date>
    <meta:editing-duration>PT39M14S</meta:editing-duration>
    <meta:editing-cycles>7</meta:editing-cycles>
    <meta:document-statistic meta:table-count="1" meta:cell-count="854" meta:object-count="0"/>
  </office:meta>
</office:document-meta>
</file>